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53cm"/>
    </style:style>
    <style:style style:name="co3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21.31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  <style:text-properties style:use-window-font-color="true"/>
    </style:style>
    <style:style style:name="ce6" style:family="table-cell" style:parent-style-name="Default">
      <style:table-cell-properties fo:wrap-option="wrap" style:vertical-align="middle"/>
      <style:text-properties fo:color="#ff0000"/>
    </style:style>
    <style:style style:name="ce7" style:family="table-cell" style:parent-style-name="Default">
      <style:table-cell-properties fo:background-color="transparent" fo:wrap-option="wrap" style:vertical-align="middle"/>
      <style:text-properties style:use-window-font-color="true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row table:style-name="ro3">
          <table:table-cell table:style-name="ce1" office:value-type="string" table:number-columns-spanned="3" table:number-rows-spanned="1">
            <text:p>google.maps.Marker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office:value-type="string">
            <text:p>This class extends <text:a xlink:href="../MVCObject%20class.ods">MVCObject</text:a>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Constructor</text:p>
          </table:table-cell>
          <table:table-cell table:number-columns-repeated="2"/>
        </table:table-row>
        <table:table-row table:style-name="ro4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6">
          <table:table-cell office:value-type="string">
            <text:p>Marker(opts?:<text:a xlink:href="../MarkerOptions%20object.ods">MarkerOptions</text:a>) </text:p>
          </table:table-cell>
          <table:table-cell office:value-type="string" table:number-columns-spanned="2" table:number-rows-spanned="1">
            <text:p>Creates a marker with the options specified. If a map is specified, the marker is added to the map upon construction. Note that the position must be set for the marker to display.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Methods</text:p>
          </table:table-cell>
          <table:table-cell table:number-columns-repeated="2"/>
        </table:table-row>
        <table:table-row table:style-name="ro4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5" office:value-type="string">
            <text:p>getAnimation() </text:p>
          </table:table-cell>
          <table:table-cell office:value-type="string">
            <text:p><text:a xlink:href="../Animation%20class.ods">Animation</text:a> </text:p>
          </table:table-cell>
          <table:table-cell/>
        </table:table-row>
        <table:table-row table:style-name="ro4">
          <table:table-cell table:style-name="ce5" office:value-type="string">
            <text:p>getClickable() </text:p>
          </table:table-cell>
          <table:table-cell office:value-type="string">
            <text:p>boolean </text:p>
          </table:table-cell>
          <table:table-cell/>
        </table:table-row>
        <table:table-row table:style-name="ro4">
          <table:table-cell table:style-name="ce6" office:value-type="string">
            <text:p>getCursor() </text:p>
          </table:table-cell>
          <table:table-cell office:value-type="string">
            <text:p>string </text:p>
          </table:table-cell>
          <table:table-cell/>
        </table:table-row>
        <table:table-row table:style-name="ro4">
          <table:table-cell table:style-name="ce5" office:value-type="string">
            <text:p>getDraggable() </text:p>
          </table:table-cell>
          <table:table-cell office:value-type="string">
            <text:p>boolean </text:p>
          </table:table-cell>
          <table:table-cell/>
        </table:table-row>
        <table:table-row table:style-name="ro4">
          <table:table-cell table:style-name="ce5" office:value-type="string">
            <text:p>getFlat() </text:p>
          </table:table-cell>
          <table:table-cell office:value-type="string">
            <text:p>boolean </text:p>
          </table:table-cell>
          <table:table-cell/>
        </table:table-row>
        <table:table-row table:style-name="ro4">
          <table:table-cell table:style-name="ce6" office:value-type="string">
            <text:p>getIcon() </text:p>
          </table:table-cell>
          <table:table-cell office:value-type="string">
            <text:p>string|MarkerImage </text:p>
          </table:table-cell>
          <table:table-cell/>
        </table:table-row>
        <table:table-row table:style-name="ro4">
          <table:table-cell table:style-name="ce6" office:value-type="string">
            <text:p>getMap() </text:p>
          </table:table-cell>
          <table:table-cell office:value-type="string">
            <text:p>Map|StreetViewPanorama </text:p>
          </table:table-cell>
          <table:table-cell/>
        </table:table-row>
        <table:table-row table:style-name="ro4">
          <table:table-cell table:style-name="ce7" office:value-type="string">
            <text:p>getPosition() </text:p>
          </table:table-cell>
          <table:table-cell office:value-type="string">
            <text:p><text:a xlink:href="../LatLng%20class.ods">LatLng</text:a> </text:p>
          </table:table-cell>
          <table:table-cell/>
        </table:table-row>
        <table:table-row table:style-name="ro4">
          <table:table-cell table:style-name="ce6" office:value-type="string">
            <text:p>getShadow() </text:p>
          </table:table-cell>
          <table:table-cell office:value-type="string">
            <text:p>string|MarkerImage </text:p>
          </table:table-cell>
          <table:table-cell/>
        </table:table-row>
        <table:table-row table:style-name="ro4">
          <table:table-cell table:style-name="ce6" office:value-type="string">
            <text:p>getShape() </text:p>
          </table:table-cell>
          <table:table-cell office:value-type="string">
            <text:p>MarkerShape </text:p>
          </table:table-cell>
          <table:table-cell/>
        </table:table-row>
        <table:table-row table:style-name="ro4">
          <table:table-cell table:style-name="ce5" office:value-type="string">
            <text:p>getTitle() </text:p>
          </table:table-cell>
          <table:table-cell office:value-type="string">
            <text:p>string </text:p>
          </table:table-cell>
          <table:table-cell/>
        </table:table-row>
        <table:table-row table:style-name="ro4">
          <table:table-cell table:style-name="ce5" office:value-type="string">
            <text:p>getVisible() </text:p>
          </table:table-cell>
          <table:table-cell office:value-type="string">
            <text:p>boolean </text:p>
          </table:table-cell>
          <table:table-cell/>
        </table:table-row>
        <table:table-row table:style-name="ro4">
          <table:table-cell table:style-name="ce5" office:value-type="string">
            <text:p>getZIndex() </text:p>
          </table:table-cell>
          <table:table-cell office:value-type="string">
            <text:p>number </text:p>
          </table:table-cell>
          <table:table-cell/>
        </table:table-row>
        <table:table-row table:style-name="ro6">
          <table:table-cell table:style-name="ce5" office:value-type="string">
            <text:p>setAnimation(animation:Animation) </text:p>
          </table:table-cell>
          <table:table-cell office:value-type="string">
            <text:p>None </text:p>
          </table:table-cell>
          <table:table-cell office:value-type="string">
            <text:p>Start an animation. Any ongoing animation will be canceled Currently supported animations are: BOUNCE, DROP. Passing in null will cause any animation to stop.</text:p>
          </table:table-cell>
        </table:table-row>
        <table:table-row table:style-name="ro4">
          <table:table-cell table:style-name="ce7" office:value-type="string">
            <text:p>setClickable(flag:boolean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6" office:value-type="string">
            <text:p>setCursor(cursor:string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7" office:value-type="string">
            <text:p>setDraggable(flag:boolean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7" office:value-type="string">
            <text:p>setFlat(flag:boolean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6" office:value-type="string">
            <text:p>setIcon(icon:string|MarkerImage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6" office:value-type="string">
            <text:p>setMap(map:Map|StreetViewPanorama) </text:p>
          </table:table-cell>
          <table:table-cell office:value-type="string">
            <text:p>None </text:p>
          </table:table-cell>
          <table:table-cell office:value-type="string">
            <text:p>Renders the marker on the specified map or panorama. If map is set to null, the marker will be removed.</text:p>
          </table:table-cell>
        </table:table-row>
        <table:table-row table:style-name="ro4">
          <table:table-cell table:style-name="ce6" office:value-type="string">
            <text:p>setOptions(options:MarkerOptions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7" office:value-type="string">
            <text:p>setPosition(latlng:<text:a xlink:href="../LatLng%20class.ods">LatLng</text:a>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6" office:value-type="string">
            <text:p>setShadow(shadow:string|MarkerImage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6" office:value-type="string">
            <text:p>setShape(shape:MarkerShape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7" office:value-type="string">
            <text:p>setTitle(title:string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7" office:value-type="string">
            <text:p>setVisible(visible:boolean) </text:p>
          </table:table-cell>
          <table:table-cell office:value-type="string">
            <text:p>None </text:p>
          </table:table-cell>
          <table:table-cell/>
        </table:table-row>
        <table:table-row table:style-name="ro4">
          <table:table-cell table:style-name="ce7" office:value-type="string">
            <text:p>setZIndex(zIndex:number) </text:p>
          </table:table-cell>
          <table:table-cell office:value-type="string">
            <text:p>None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Constant</text:p>
          </table:table-cell>
          <table:table-cell table:number-columns-repeated="2"/>
        </table:table-row>
        <table:table-row table:style-name="ro4">
          <table:table-cell table:style-name="ce4" office:value-type="string">
            <text:p>Constant </text:p>
          </table:table-cell>
          <table:table-cell table:style-name="ce4" office:value-type="string">
            <text:p>Description</text:p>
          </table:table-cell>
          <table:table-cell table:style-name="ce4"/>
        </table:table-row>
        <table:table-row table:style-name="ro4">
          <table:table-cell table:style-name="ce6" office:value-type="string">
            <text:p>MAX_ZINDEX </text:p>
          </table:table-cell>
          <table:table-cell office:value-type="string" table:number-columns-spanned="2" table:number-rows-spanned="1">
            <text:p>The maximum default z-index that the API will assign to a marker. You may set a higher z-index to bring a marker to the front.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5">
          <table:table-cell table:style-name="ce3" office:value-type="string">
            <text:p>Events</text:p>
          </table:table-cell>
          <table:table-cell table:number-columns-repeated="2"/>
        </table:table-row>
        <table:table-row table:style-name="ro4">
          <table:table-cell table:style-name="ce4" office:value-type="string">
            <text:p>Events </text:p>
          </table:table-cell>
          <table:table-cell table:style-name="ce4" office:value-type="string">
            <text:p>Arguments 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6" office:value-type="string">
            <text:p>animation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's animation property changes.</text:p>
          </table:table-cell>
        </table:table-row>
        <table:table-row table:style-name="ro4">
          <table:table-cell table:style-name="ce5" office:value-type="string">
            <text:p>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marker icon was clicked.</text:p>
          </table:table-cell>
        </table:table-row>
        <table:table-row table:style-name="ro4">
          <table:table-cell table:style-name="ce5" office:value-type="string">
            <text:p>clickable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's clickable property changes.</text:p>
          </table:table-cell>
        </table:table-row>
        <table:table-row table:style-name="ro4">
          <table:table-cell table:style-name="ce6" office:value-type="string">
            <text:p>cursor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's cursor property changes.</text:p>
          </table:table-cell>
        </table:table-row>
        <table:table-row table:style-name="ro4">
          <table:table-cell table:style-name="ce5" office:value-type="string">
            <text:p>dbl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marker icon was double clicked.</text:p>
          </table:table-cell>
        </table:table-row>
        <table:table-row table:style-name="ro4">
          <table:table-cell table:style-name="ce5" office:value-type="string">
            <text:p>drag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repeatedly fired while the user drags the marker.</text:p>
          </table:table-cell>
        </table:table-row>
        <table:table-row table:style-name="ro4">
          <table:table-cell table:style-name="ce5" office:value-type="string">
            <text:p>dragend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user stops dragging the marker.</text:p>
          </table:table-cell>
        </table:table-row>
        <table:table-row table:style-name="ro4">
          <table:table-cell table:style-name="ce5" office:value-type="string">
            <text:p>draggable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's draggable property changes.</text:p>
          </table:table-cell>
        </table:table-row>
        <table:table-row table:style-name="ro4">
          <table:table-cell table:style-name="ce5" office:value-type="string">
            <text:p>dragstart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user starts dragging the marker.</text:p>
          </table:table-cell>
        </table:table-row>
        <table:table-row table:style-name="ro4">
          <table:table-cell table:style-name="ce5" office:value-type="string">
            <text:p>flat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's flat property changes.</text:p>
          </table:table-cell>
        </table:table-row>
        <table:table-row table:style-name="ro4">
          <table:table-cell table:style-name="ce6" office:value-type="string">
            <text:p>icon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 icon property changes.</text:p>
          </table:table-cell>
        </table:table-row>
        <table:table-row table:style-name="ro4">
          <table:table-cell table:style-name="ce5" office:value-type="string">
            <text:p>mousedown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for a mousedown on the marker.</text:p>
          </table:table-cell>
        </table:table-row>
        <table:table-row table:style-name="ro4">
          <table:table-cell table:style-name="ce5" office:value-type="string">
            <text:p>mouseout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mouse leaves the area of the marker icon.</text:p>
          </table:table-cell>
        </table:table-row>
        <table:table-row table:style-name="ro4">
          <table:table-cell table:style-name="ce5" office:value-type="string">
            <text:p>mouseover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when the mouse enters the area of the marker icon.</text:p>
          </table:table-cell>
        </table:table-row>
        <table:table-row table:style-name="ro4">
          <table:table-cell table:style-name="ce5" office:value-type="string">
            <text:p>mouseup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for a mouseup on the marker.</text:p>
          </table:table-cell>
        </table:table-row>
        <table:table-row table:style-name="ro4">
          <table:table-cell table:style-name="ce5" office:value-type="string">
            <text:p>position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 position property changes.</text:p>
          </table:table-cell>
        </table:table-row>
        <table:table-row table:style-name="ro4">
          <table:table-cell table:style-name="ce5" office:value-type="string">
            <text:p>rightclick </text:p>
          </table:table-cell>
          <table:table-cell office:value-type="string">
            <text:p><text:a xlink:href="../MouseEvent%20object.ods">MouseEvent</text:a> </text:p>
          </table:table-cell>
          <table:table-cell office:value-type="string">
            <text:p>This event is fired for a rightclick on the marker.</text:p>
          </table:table-cell>
        </table:table-row>
        <table:table-row table:style-name="ro4">
          <table:table-cell table:style-name="ce6" office:value-type="string">
            <text:p>shadow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's shadow property changes.</text:p>
          </table:table-cell>
        </table:table-row>
        <table:table-row table:style-name="ro4">
          <table:table-cell table:style-name="ce6" office:value-type="string">
            <text:p>shape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's shape property changes.</text:p>
          </table:table-cell>
        </table:table-row>
        <table:table-row table:style-name="ro4">
          <table:table-cell table:style-name="ce5" office:value-type="string">
            <text:p>title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 title property changes.</text:p>
          </table:table-cell>
        </table:table-row>
        <table:table-row table:style-name="ro4">
          <table:table-cell table:style-name="ce5" office:value-type="string">
            <text:p>visible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's visible property changes.</text:p>
          </table:table-cell>
        </table:table-row>
        <table:table-row table:style-name="ro4">
          <table:table-cell table:style-name="ce6" office:value-type="string">
            <text:p>zindex_changed </text:p>
          </table:table-cell>
          <table:table-cell office:value-type="string">
            <text:p>None </text:p>
          </table:table-cell>
          <table:table-cell office:value-type="string">
            <text:p>This event is fired when the marker's zIndex property changes.</text:p>
          </table:table-cell>
        </table:table-row>
        <table:table-row table:style-name="ro4" table:number-rows-repeated="1048509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23/02/2012</text:date>, <text:time>23:2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00:38:07.05</meta:creation-date>
    <dc:date>2012-02-23T23:21:15.96</dc:date>
    <meta:editing-duration>PT9H35M25S</meta:editing-duration>
    <meta:editing-cycles>12</meta:editing-cycles>
    <meta:generator>OpenOffice.org/3.3$Win32 OpenOffice.org_project/330m20$Build-9567</meta:generator>
    <meta:document-statistic meta:table-count="3" meta:cell-count="142" meta:object-count="0"/>
  </office:meta>
</office:document-meta>
</file>